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lipseLinkJpaDialect.beginTransaction( EntityManager entityManager , TransactionDefinition 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clipseLinkJpaDialect.setLazyDatabaseTransaction( boolean lazyDatabase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LinkJpaDialect.getJdbcConnection( EntityManager entityManager ,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LinkConnectionHandle.EclipseLinkConnectionHandle( EntityManager entit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LinkConnectionHandle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